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cccccc" fo:background-color="transparent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transparent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paragraph-properties style:line-height-at-least="0.503cm"/>
      <style:text-properties fo:background-color="transparent"/>
    </style:style>
    <style:style style:name="P6" style:family="paragraph" style:parent-style-name="Standard">
      <style:text-properties style:use-window-font-color="true" style:font-name="Times New Roman" fo:font-size="12pt" fo:background-color="transparent" style:font-size-asian="12pt" style:font-size-complex="12pt"/>
    </style:style>
    <style:style style:name="P7" style:family="paragraph" style:parent-style-name="Text_20_body">
      <style:text-properties fo:background-color="transparent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font-weight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font-size="10.5pt" fo:font-weight="normal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6a9955" style:font-name="Consolas" fo:font-size="10.5pt" fo:font-weight="normal"/>
    </style:style>
    <style:style style:name="T9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ela fonctionne mais il faut appuyer sur start 2 fois pour lancer la mode hero_select.</text:p>
      <text:p text:style-name="P4">Normalement il ne faut appuyer qu'1 fois pour avoir 1 player, 2 fois pour avoir 2 player, 3 fois pour <text:span text:style-name="T9">avoir 3 player et 4 fois pour avoir 4 player.</text:span></text:p>
      <text:p text:style-name="P6">A chaque fois qu'un player commence sa partie il doit pouvoir choisir son personnage en appuyant sur <text:s/><text:span text:style-name="T3">s_flipper_left et <text:s/>s_flipper_right puis sur s_fire_button pour démarrer la partie</text:span></text:p>
      <text:p text:style-name="P4"/>
      <text:p text:style-name="P4">config.ymal :</text:p>
      <text:p text:style-name="P3">#config_version=6</text:p>
      <text:p text:style-name="P5"/>
      <text:p text:style-name="P3">## MPF Main Machine Config File</text:p>
      <text:p text:style-name="P3">#</text:p>
      <text:p text:style-name="P3"># This file defines your system-wide properties like switches,</text:p>
      <text:p text:style-name="P3"># drivers, ball devices, hardware platforms, and more. You can</text:p>
      <text:p text:style-name="P3"># include everything here, or create sub-config files to be</text:p>
      <text:p text:style-name="P3"># imported and merged with this one.</text:p>
      <text:p text:style-name="P5"/>
      <text:p text:style-name="P3">#hardware:</text:p>
      <text:p text:style-name="P3">#  platform: opp # carte cobrapin</text:p>
      <text:p text:style-name="P5"/>
      <text:p text:style-name="P1"><text:span text:style-name="T1">config</text:span>:</text:p>
      <text:p text:style-name="P2">  <text:span text:style-name="T4">- </text:span><text:span text:style-name="T6">config_ball_devices.yaml</text:span></text:p>
      <text:p text:style-name="P2">  <text:span text:style-name="T4">- </text:span><text:span text:style-name="T6">config_switches.yaml</text:span></text:p>
      <text:p text:style-name="P2">  <text:span text:style-name="T4">- </text:span><text:span text:style-name="T6">config_coils.yaml</text:span></text:p>
      <text:p text:style-name="P2">  <text:span text:style-name="T4">- </text:span><text:span text:style-name="T6">config_lights.yaml</text:span></text:p>
      <text:p text:style-name="P5"/>
      <text:p text:style-name="P1"><text:span text:style-name="T1">modes</text:span>:</text:p>
      <text:p text:style-name="P2">  <text:span text:style-name="T4">- </text:span><text:span text:style-name="T6">attract</text:span></text:p>
      <text:p text:style-name="P2">  <text:span text:style-name="T4">- </text:span><text:span text:style-name="T6">base</text:span></text:p>
      <text:p text:style-name="P2">  <text:span text:style-name="T4">- </text:span><text:span text:style-name="T6">hero_select</text:span></text:p>
      <text:p text:style-name="P3">#  - center_post</text:p>
      <text:p text:style-name="P3">#  - ball_save</text:p>
      <text:p text:style-name="P3">#  - skill_shot</text:p>
      <text:p text:style-name="P3">#  - vega_saucers # mission bumpers comme les jets sur AFM et RFM</text:p>
      <text:p text:style-name="P3">#  - multiballes_rampes</text:p>
      <text:p text:style-name="P5"/>
      <text:p text:style-name="P1"><text:span text:style-name="T1">playfields</text:span>:</text:p>
      <text:p text:style-name="P2">  <text:span text:style-name="T2">playfield</text:span><text:span text:style-name="T4">:</text:span></text:p>
      <text:p text:style-name="P2">    <text:span text:style-name="T2">default_source_device</text:span><text:span text:style-name="T4">: </text:span><text:span text:style-name="T6">bd_plunger</text:span></text:p>
      <text:p text:style-name="P2">    <text:span text:style-name="T2">tags</text:span><text:span text:style-name="T4">: </text:span><text:span text:style-name="T6">default</text:span></text:p>
      <text:p text:style-name="P5"/>
      <text:p text:style-name="P1"><text:span text:style-name="T1">flippers</text:span>:</text:p>
      <text:p text:style-name="P2">  <text:span text:style-name="T2">left_flipper</text:span><text:span text:style-name="T4">:</text:span></text:p>
      <text:p text:style-name="P2">    <text:span text:style-name="T2">main_coil</text:span><text:span text:style-name="T4">: </text:span><text:span text:style-name="T6">c_flipper_left_main</text:span></text:p>
      <text:p text:style-name="P2">    <text:span text:style-name="T2">hold_coil</text:span><text:span text:style-name="T4">: </text:span><text:span text:style-name="T6">c_flipper_left_hold</text:span></text:p>
      <text:p text:style-name="P2">    <text:span text:style-name="T2">activation_switch</text:span><text:span text:style-name="T4">: </text:span><text:span text:style-name="T6">s_flipper_left</text:span></text:p>
      <text:p text:style-name="P2">  <text:span text:style-name="T2">right_flipper</text:span><text:span text:style-name="T4">:</text:span></text:p>
      <text:p text:style-name="P2">    <text:span text:style-name="T2">main_coil</text:span><text:span text:style-name="T4">: </text:span><text:span text:style-name="T6">c_flipper_right_main</text:span></text:p>
      <text:p text:style-name="P2">    <text:span text:style-name="T2">hold_coil</text:span><text:span text:style-name="T4">: </text:span><text:span text:style-name="T6">c_flipper_right_hold</text:span></text:p>
      <text:p text:style-name="P2">    <text:span text:style-name="T2">activation_switch</text:span><text:span text:style-name="T4">: </text:span><text:span text:style-name="T6">s_flipper_right</text:span></text:p>
      <text:p text:style-name="P5"/>
      <text:p text:style-name="P1"><text:soft-page-break/><text:span text:style-name="T1">displays</text:span>:</text:p>
      <text:p text:style-name="P2">  <text:span text:style-name="T2">width</text:span><text:span text:style-name="T4">: </text:span><text:span text:style-name="T7">1605</text:span></text:p>
      <text:p text:style-name="P2">  <text:span text:style-name="T2">height</text:span><text:span text:style-name="T4">: </text:span><text:span text:style-name="T7">490</text:span></text:p>
      <text:p text:style-name="P5"/>
      <text:p text:style-name="P1"><text:span text:style-name="T1">machine</text:span>:</text:p>
      <text:p text:style-name="P2">  <text:span text:style-name="T2">balls_installed</text:span><text:span text:style-name="T4">: </text:span><text:span text:style-name="T7">4</text:span></text:p>
      <text:p text:style-name="P5"/>
      <text:p text:style-name="P1"><text:span text:style-name="T1">game</text:span>:</text:p>
      <text:p text:style-name="P2">  <text:span text:style-name="T2">balls_per_game</text:span><text:span text:style-name="T4">: </text:span><text:span text:style-name="T7">3</text:span></text:p>
      <text:p text:style-name="P2">  <text:span text:style-name="T2">max_players</text:span><text:span text:style-name="T4">: </text:span><text:span text:style-name="T7">4</text:span></text:p>
      <text:p text:style-name="P2">  <text:span text:style-name="T2">add_player_switch_tag</text:span><text:span text:style-name="T4">: </text:span><text:span text:style-name="T6">add_player</text:span></text:p>
      <text:p text:style-name="P5"/>
      <text:p text:style-name="P1"><text:span text:style-name="T1">switches</text:span>:</text:p>
      <text:p text:style-name="P2">  <text:span text:style-name="T2">start_button</text:span><text:span text:style-name="T4">:</text:span></text:p>
      <text:p text:style-name="P2">    <text:span text:style-name="T2">number</text:span><text:span text:style-name="T4">: </text:span><text:span text:style-name="T6">s_start_button</text:span></text:p>
      <text:p text:style-name="P2">    <text:span text:style-name="T2">tags</text:span><text:span text:style-name="T4">: </text:span><text:span text:style-name="T6">add_player</text:span><text:span text:style-name="T4">  </text:span><text:span text:style-name="T8"># Associe le bouton Start à l'ajout de joueurs</text:span></text:p>
      <text:p text:style-name="P5"/>
      <text:p text:style-name="P1"><text:span text:style-name="T1">ball_devices</text:span>:</text:p>
      <text:p text:style-name="P2">  <text:span text:style-name="T2">bd_trough</text:span><text:span text:style-name="T4">: </text:span><text:span text:style-name="T8"># magasin de billes</text:span></text:p>
      <text:p text:style-name="P2">    <text:span text:style-name="T2">ball_switches</text:span><text:span text:style-name="T4">: </text:span><text:span text:style-name="T6">s_trough1, s_trough2, s_trough3, s_trough4</text:span></text:p>
      <text:p text:style-name="P2">    <text:span text:style-name="T2">eject_coil</text:span><text:span text:style-name="T4">: </text:span><text:span text:style-name="T6">c_trough_eject</text:span></text:p>
      <text:p text:style-name="P2">    <text:span text:style-name="T2">tags</text:span><text:span text:style-name="T4">: </text:span><text:span text:style-name="T6">trough, home, drain</text:span></text:p>
      <text:p text:style-name="P2">    <text:span text:style-name="T2">jam_switch</text:span><text:span text:style-name="T4">: </text:span><text:span text:style-name="T6">s_trough4</text:span></text:p>
      <text:p text:style-name="P2">    <text:span text:style-name="T2">eject_coil_jam_pulse</text:span><text:span text:style-name="T4">: </text:span><text:span text:style-name="T6">15ms</text:span></text:p>
      <text:p text:style-name="P2">    <text:span text:style-name="T2">debug</text:span><text:span text:style-name="T4">: </text:span><text:span text:style-name="T2">true</text:span></text:p>
      <text:p text:style-name="P2">    <text:span text:style-name="T2">eject_timeouts</text:span><text:span text:style-name="T4">: </text:span><text:span text:style-name="T6">2s</text:span></text:p>
      <text:p text:style-name="P2">  <text:span text:style-name="T2">bd_plunger</text:span><text:span text:style-name="T4">: </text:span><text:span text:style-name="T8"># lanceur</text:span></text:p>
      <text:p text:style-name="P2">    <text:span text:style-name="T2">ball_switches</text:span><text:span text:style-name="T4">: </text:span><text:span text:style-name="T6">s_plunger</text:span></text:p>
      <text:p text:style-name="P2">    <text:span text:style-name="T2">eject_coil</text:span><text:span text:style-name="T4">: </text:span><text:span text:style-name="T6">c_plunger_eject</text:span></text:p>
      <text:p text:style-name="P2">    <text:span text:style-name="T2">mechanical_eject</text:span><text:span text:style-name="T4">: </text:span><text:span text:style-name="T2">true</text:span></text:p>
      <text:p text:style-name="P2">    <text:span text:style-name="T2">eject_timeouts</text:span><text:span text:style-name="T4">: </text:span><text:span text:style-name="T6">5s</text:span></text:p>
      <text:p text:style-name="P2">  <text:span text:style-name="T2">bd_catapult</text:span><text:span text:style-name="T4">:</text:span></text:p>
      <text:p text:style-name="P2">    <text:span text:style-name="T2">ball_switches</text:span><text:span text:style-name="T4">: </text:span><text:span text:style-name="T6">s_catapult</text:span></text:p>
      <text:p text:style-name="P2">    <text:span text:style-name="T2">eject_coil</text:span><text:span text:style-name="T4">: </text:span><text:span text:style-name="T6">c_catapult</text:span></text:p>
      <text:p text:style-name="P5"/>
      <text:p text:style-name="P1"><text:span text:style-name="T1">spinners</text:span>:</text:p>
      <text:p text:style-name="P2">  <text:span text:style-name="T2">catapult_spinner</text:span><text:span text:style-name="T4">:</text:span></text:p>
      <text:p text:style-name="P2">    <text:span text:style-name="T2">switch</text:span><text:span text:style-name="T4">: </text:span><text:span text:style-name="T6">s_catapult_spinner</text:span><text:span text:style-name="T4"> </text:span><text:span text:style-name="T8"># spinner sortie couloir de gauche</text:span></text:p>
      <text:p text:style-name="P2">    <text:span text:style-name="T2">idle_ms</text:span><text:span text:style-name="T4">: </text:span><text:span text:style-name="T7">1000</text:span></text:p>
      <text:p text:style-name="P2">    <text:span text:style-name="T2">max_events_per_second</text:span><text:span text:style-name="T4">: </text:span><text:span text:style-name="T7">2</text:span></text:p>
      <text:p text:style-name="P5"/>
      <text:p text:style-name="P1"><text:span text:style-name="T1">virtual_platform_start_active_switches</text:span>:</text:p>
      <text:p text:style-name="P2">  <text:span text:style-name="T4">- </text:span><text:span text:style-name="T6">s_trough1</text:span></text:p>
      <text:p text:style-name="P2">  <text:span text:style-name="T4">- </text:span><text:span text:style-name="T6">s_trough2</text:span></text:p>
      <text:p text:style-name="P2">  <text:span text:style-name="T4">- </text:span><text:span text:style-name="T6">s_trough3</text:span></text:p>
      <text:p text:style-name="P2">  <text:span text:style-name="T4">- </text:span><text:span text:style-name="T6">s_trough4</text:span></text:p>
      <text:p text:style-name="P5"/>
      <text:p text:style-name="P1"><text:span text:style-name="T1">event_player</text:span>:</text:p>
      <text:p text:style-name="P2">  <text:span text:style-name="T2">s_start_button_active</text:span><text:span text:style-name="T4">: </text:span><text:span text:style-name="T6">add_player</text:span></text:p>
      <text:p text:style-name="P2">  <text:span text:style-name="T2">player_added</text:span><text:span text:style-name="T4">: </text:span><text:span text:style-name="T6">start_hero_select_mode</text:span></text:p>
      <text:p text:style-name="P1"/>
      <text:p text:style-name="P4"><text:soft-page-break/>hero_select.yaml :</text:p>
      <text:p text:style-name="P3">#config_version=6</text:p>
      <text:p text:style-name="P5"/>
      <text:p text:style-name="P1"><text:span text:style-name="T1">mode</text:span>:</text:p>
      <text:p text:style-name="P2">  <text:span text:style-name="T2">start_events</text:span><text:span text:style-name="T4">: </text:span><text:span text:style-name="T6">start_hero_select_mode, show_hero_select_mode</text:span></text:p>
      <text:p text:style-name="P2">  <text:span text:style-name="T2">stop_events</text:span><text:span text:style-name="T4">: </text:span><text:span text:style-name="T6">hero_select_item_selected</text:span></text:p>
      <text:p text:style-name="P2">  <text:span text:style-name="T2">code</text:span><text:span text:style-name="T4">: </text:span><text:span text:style-name="T6">mpf.modes.carousel.code.carousel.Carousel</text:span></text:p>
      <text:p text:style-name="P2">  <text:span text:style-name="T2">priority</text:span><text:span text:style-name="T4">: </text:span><text:span text:style-name="T7">120</text:span></text:p>
      <text:p text:style-name="P5"/>
      <text:p text:style-name="P1"><text:span text:style-name="T1">mode_settings</text:span>:</text:p>
      <text:p text:style-name="P2">  <text:span text:style-name="T2">selectable_items</text:span><text:span text:style-name="T4">:</text:span></text:p>
      <text:p text:style-name="P2">    <text:span text:style-name="T4">- </text:span><text:span text:style-name="T6">Actarus</text:span></text:p>
      <text:p text:style-name="P2">    <text:span text:style-name="T4">- </text:span><text:span text:style-name="T6">Venusia</text:span></text:p>
      <text:p text:style-name="P2">    <text:span text:style-name="T4">- </text:span><text:span text:style-name="T6">Alcor</text:span></text:p>
      <text:p text:style-name="P2">    <text:span text:style-name="T4">- </text:span><text:span text:style-name="T6">Phenicia</text:span></text:p>
      <text:p text:style-name="P2">  <text:span text:style-name="T2">next_item_events</text:span><text:span text:style-name="T4">: </text:span><text:span text:style-name="T6">s_flipper_right_active</text:span></text:p>
      <text:p text:style-name="P2">  <text:span text:style-name="T2">previous_item_events</text:span><text:span text:style-name="T4">: </text:span><text:span text:style-name="T6">s_flipper_left_active</text:span></text:p>
      <text:p text:style-name="P2">  <text:span text:style-name="T2">select_item_events</text:span><text:span text:style-name="T4">: </text:span><text:span text:style-name="T6">s_fire_button_active</text:span></text:p>
      <text:p text:style-name="P5"/>
      <text:p text:style-name="P1"><text:span text:style-name="T1">slide_player</text:span>:</text:p>
      <text:p text:style-name="P2">  <text:span text:style-name="T2">mode_hero_select_started</text:span><text:span text:style-name="T4">: </text:span><text:span text:style-name="T6">hero_select</text:span></text:p>
      <text:p text:style-name="P5"/>
      <text:p text:style-name="P1"><text:span text:style-name="T1">variable_player</text:span>:</text:p>
      <text:p text:style-name="P2">  <text:span text:style-name="T2">hero_select_Actarus_highlighted</text:span><text:span text:style-name="T4">:</text:span></text:p>
      <text:p text:style-name="P2">    <text:span text:style-name="T2">highlighted_hero</text:span><text:span text:style-name="T4">:</text:span></text:p>
      <text:p text:style-name="P2">      <text:span text:style-name="T2">string</text:span><text:span text:style-name="T4">: </text:span><text:span text:style-name="T6">"Actarus"</text:span></text:p>
      <text:p text:style-name="P2">      <text:span text:style-name="T2">action</text:span><text:span text:style-name="T4">: </text:span><text:span text:style-name="T6">set</text:span></text:p>
      <text:p text:style-name="P2">  <text:span text:style-name="T2">hero_select_Venusia_highlighted</text:span><text:span text:style-name="T4">:</text:span></text:p>
      <text:p text:style-name="P2">    <text:span text:style-name="T2">highlighted_hero</text:span><text:span text:style-name="T4">:</text:span></text:p>
      <text:p text:style-name="P2">      <text:span text:style-name="T2">string</text:span><text:span text:style-name="T4">: </text:span><text:span text:style-name="T6">"Venusia"</text:span></text:p>
      <text:p text:style-name="P2">      <text:span text:style-name="T2">action</text:span><text:span text:style-name="T4">: </text:span><text:span text:style-name="T6">set</text:span></text:p>
      <text:p text:style-name="P2">  <text:span text:style-name="T2">hero_select_Phenicia_highlighted</text:span><text:span text:style-name="T4">:</text:span></text:p>
      <text:p text:style-name="P2">    <text:span text:style-name="T2">highlighted_hero</text:span><text:span text:style-name="T4">:</text:span></text:p>
      <text:p text:style-name="P2">      <text:span text:style-name="T2">string</text:span><text:span text:style-name="T4">: </text:span><text:span text:style-name="T6">"Phenicia"</text:span></text:p>
      <text:p text:style-name="P2">      <text:span text:style-name="T2">action</text:span><text:span text:style-name="T4">: </text:span><text:span text:style-name="T6">set</text:span></text:p>
      <text:p text:style-name="P2">  <text:span text:style-name="T2">hero_select_Alcor_highlighted</text:span><text:span text:style-name="T4">:</text:span></text:p>
      <text:p text:style-name="P2">    <text:span text:style-name="T2">highlighted_hero</text:span><text:span text:style-name="T4">:</text:span></text:p>
      <text:p text:style-name="P2">      <text:span text:style-name="T2">string</text:span><text:span text:style-name="T4">: </text:span><text:span text:style-name="T6">"Alcor"</text:span></text:p>
      <text:p text:style-name="P2">      <text:span text:style-name="T2">action</text:span><text:span text:style-name="T4">: </text:span><text:span text:style-name="T6">set</text:span></text:p>
      <text:p text:style-name="P5"/>
      <text:p text:style-name="P1"><text:span text:style-name="T1">event_player</text:span>:</text:p>
      <text:p text:style-name="P2">  <text:span text:style-name="T2">s_fire_button_active</text:span><text:span text:style-name="T4">: </text:span><text:span text:style-name="T6">hero_selected</text:span></text:p>
      <text:p text:style-name="P2">  <text:span text:style-name="T2">hero_selected</text:span><text:span text:style-name="T4">: </text:span><text:span text:style-name="T6">base_start</text:span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5T09:05:08.47</meta:creation-date>
    <dc:date>2025-02-25T16:46:04.71</dc:date>
    <meta:editing-duration>PT9M30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3" meta:paragraph-count="121" meta:word-count="348" meta:character-count="3313"/>
  </office:meta>
</office:document-meta>
</file>